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66f" officeooo:paragraph-rsid="0001f66f"/>
    </style:style>
    <style:style style:name="P2" style:family="paragraph" style:parent-style-name="Standard">
      <style:text-properties officeooo:paragraph-rsid="00026188"/>
    </style:style>
    <style:style style:name="P3" style:family="paragraph" style:parent-style-name="Standard">
      <style:text-properties officeooo:paragraph-rsid="0001f66f"/>
    </style:style>
    <style:style style:name="T1" style:family="text">
      <style:text-properties officeooo:rsid="00026188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officeooo:rsid="0001f66f"/>
    </style:style>
    <style:style style:name="T4" style:family="text">
      <style:text-properties officeooo:rsid="0003dd8e"/>
    </style:style>
    <style:style style:name="T5" style:family="text">
      <style:text-properties officeooo:rsid="00070a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→<text:span text:style-name="T5"> Menge an Leiterbahnen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1:37:46.241893334</meta:creation-date>
    <dc:date>2022-09-08T17:01:20.833248383</dc:date>
    <meta:editing-duration>PT6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4" meta:non-whitespace-character-count="21"/>
  </office:meta>
</office:document-meta>
</file>